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f8384" officeooo:paragraph-rsid="000f8384"/>
    </style:style>
    <style:style style:name="P2" style:family="paragraph" style:parent-style-name="Standard">
      <style:paragraph-properties fo:text-align="center" style:justify-single-word="false"/>
      <style:text-properties fo:font-size="24pt" style:text-underline-style="solid" style:text-underline-width="auto" style:text-underline-color="font-color" fo:font-weight="bold" officeooo:rsid="000f8384" officeooo:paragraph-rsid="000f8384" style:font-size-asian="24pt" style:font-weight-asian="bold" style:font-size-complex="24pt" style:font-weight-complex="bold"/>
    </style:style>
    <style:style style:name="P3" style:family="paragraph" style:parent-style-name="Standard">
      <style:text-properties officeooo:rsid="000fbb31" officeooo:paragraph-rsid="000fbb31"/>
    </style:style>
    <style:style style:name="P4" style:family="paragraph" style:parent-style-name="Standard">
      <style:text-properties fo:font-size="16pt" style:text-underline-style="solid" style:text-underline-width="auto" style:text-underline-color="font-color" fo:font-weight="bold" officeooo:rsid="000fbb31" officeooo:paragraph-rsid="000fbb31" style:font-weight-asian="bold" style:font-weight-complex="bold"/>
    </style:style>
    <style:style style:name="P5" style:family="paragraph" style:parent-style-name="Standard" style:list-style-name="L1">
      <style:text-properties officeooo:rsid="000f8384" officeooo:paragraph-rsid="000f8384"/>
    </style:style>
    <style:style style:name="P6" style:family="paragraph" style:parent-style-name="Standard" style:list-style-name="L2">
      <style:text-properties officeooo:rsid="000f8384" officeooo:paragraph-rsid="000f8384"/>
    </style:style>
    <style:style style:name="P7" style:family="paragraph" style:parent-style-name="Standard" style:list-style-name="L3">
      <style:text-properties fo:font-size="14pt" fo:font-weight="bold" officeooo:rsid="000f9229" officeooo:paragraph-rsid="000f9229" style:font-weight-asian="bold" style:font-weight-complex="bold"/>
    </style:style>
    <style:style style:name="P8" style:family="paragraph" style:parent-style-name="Standard" style:list-style-name="L3">
      <style:text-properties fo:font-size="14pt" fo:font-weight="bold" officeooo:rsid="000feaf4" officeooo:paragraph-rsid="000feaf4" style:font-weight-asian="bold" style:font-weight-complex="bold"/>
    </style:style>
    <style:style style:name="P9" style:family="paragraph" style:parent-style-name="Standard" style:list-style-name="L3">
      <style:text-properties fo:font-size="14pt" fo:font-weight="bold" officeooo:rsid="00124ce0" officeooo:paragraph-rsid="00124ce0" style:font-weight-asian="bold" style:font-weight-complex="bold"/>
    </style:style>
    <style:style style:name="P10" style:family="paragraph" style:parent-style-name="Standard" style:list-style-name="L3">
      <style:text-properties fo:font-size="14pt" fo:font-weight="bold" officeooo:rsid="001c15f8" officeooo:paragraph-rsid="001c15f8" style:font-weight-asian="bold" style:font-weight-complex="bold"/>
    </style:style>
    <style:style style:name="P11" style:family="paragraph" style:parent-style-name="Standard" style:list-style-name="L3">
      <style:text-properties officeooo:rsid="000f9229" officeooo:paragraph-rsid="000f9229"/>
    </style:style>
    <style:style style:name="P12" style:family="paragraph" style:parent-style-name="Standard" style:list-style-name="L3">
      <style:text-properties officeooo:rsid="000f9229" officeooo:paragraph-rsid="000fbb31"/>
    </style:style>
    <style:style style:name="P13" style:family="paragraph" style:parent-style-name="Standard" style:list-style-name="L3">
      <style:text-properties officeooo:rsid="000fbb31" officeooo:paragraph-rsid="000fbb31"/>
    </style:style>
    <style:style style:name="P14" style:family="paragraph" style:parent-style-name="Standard" style:list-style-name="L3">
      <style:text-properties officeooo:rsid="000feaf4" officeooo:paragraph-rsid="000feaf4"/>
    </style:style>
    <style:style style:name="P15" style:family="paragraph" style:parent-style-name="Standard" style:list-style-name="L3">
      <style:text-properties officeooo:rsid="00112509" officeooo:paragraph-rsid="00112509"/>
    </style:style>
    <style:style style:name="P16" style:family="paragraph" style:parent-style-name="Standard" style:list-style-name="L3">
      <style:text-properties officeooo:rsid="00124ce0" officeooo:paragraph-rsid="00124ce0"/>
    </style:style>
    <style:style style:name="P17" style:family="paragraph" style:parent-style-name="Standard" style:list-style-name="L3">
      <style:text-properties officeooo:rsid="0013465e" officeooo:paragraph-rsid="0013465e"/>
    </style:style>
    <style:style style:name="P18" style:family="paragraph" style:parent-style-name="Standard" style:list-style-name="L3">
      <style:text-properties officeooo:rsid="0013465e" officeooo:paragraph-rsid="001650d2"/>
    </style:style>
    <style:style style:name="P19" style:family="paragraph" style:parent-style-name="Standard" style:list-style-name="L3">
      <style:text-properties officeooo:rsid="0015175a" officeooo:paragraph-rsid="0015175a"/>
    </style:style>
    <style:style style:name="P20" style:family="paragraph" style:parent-style-name="Standard" style:list-style-name="L3">
      <style:text-properties officeooo:rsid="001650d2" officeooo:paragraph-rsid="001650d2"/>
    </style:style>
    <style:style style:name="P21" style:family="paragraph" style:parent-style-name="Standard" style:list-style-name="L3">
      <style:text-properties officeooo:rsid="00184d57" officeooo:paragraph-rsid="00184d57"/>
    </style:style>
    <style:style style:name="P22" style:family="paragraph" style:parent-style-name="Standard" style:list-style-name="L3">
      <style:text-properties officeooo:rsid="001a3a65" officeooo:paragraph-rsid="001a3a65"/>
    </style:style>
    <style:style style:name="P23" style:family="paragraph" style:parent-style-name="Standard" style:list-style-name="L3">
      <style:text-properties officeooo:rsid="001a3a65" officeooo:paragraph-rsid="001c15f8"/>
    </style:style>
    <style:style style:name="P24" style:family="paragraph" style:parent-style-name="Standard" style:list-style-name="">
      <style:text-properties officeooo:rsid="001a3a65" officeooo:paragraph-rsid="001a3a65"/>
    </style:style>
    <style:style style:name="P25" style:family="paragraph" style:parent-style-name="Standard" style:list-style-name="L3">
      <style:text-properties officeooo:rsid="001c15f8" officeooo:paragraph-rsid="001c15f8"/>
    </style:style>
    <style:style style:name="P26" style:family="paragraph" style:parent-style-name="Standard" style:list-style-name="L3">
      <style:text-properties officeooo:rsid="001c3a40" officeooo:paragraph-rsid="001c3a40"/>
    </style:style>
    <style:style style:name="P27" style:family="paragraph" style:parent-style-name="Standard" style:list-style-name="L3">
      <style:text-properties officeooo:rsid="001c5d3b" officeooo:paragraph-rsid="001c5d3b"/>
    </style:style>
    <style:style style:name="P28" style:family="paragraph" style:parent-style-name="Standard">
      <style:text-properties officeooo:rsid="001c5d3b" officeooo:paragraph-rsid="001c5d3b"/>
    </style:style>
    <style:style style:name="P29" style:family="paragraph" style:parent-style-name="Standard" style:list-style-name="L3">
      <style:paragraph-properties fo:break-before="page"/>
      <style:text-properties fo:font-size="16pt" style:text-underline-style="solid" style:text-underline-width="auto" style:text-underline-color="font-color" fo:font-weight="bold" officeooo:rsid="000f9229" officeooo:paragraph-rsid="000f9229" style:font-weight-asian="bold" style:font-weight-complex="bold"/>
    </style:style>
    <style:style style:name="P30" style:family="paragraph" style:parent-style-name="Standard" style:list-style-name="L3">
      <style:paragraph-properties fo:break-before="page"/>
      <style:text-properties fo:font-size="16pt" style:text-underline-style="solid" style:text-underline-width="auto" style:text-underline-color="font-color" fo:font-weight="bold" officeooo:rsid="000fbb31" officeooo:paragraph-rsid="000fbb31" style:font-weight-asian="bold" style:font-weight-complex="bold"/>
    </style:style>
    <style:style style:name="P31" style:family="paragraph" style:parent-style-name="Standard" style:list-style-name="L3">
      <style:paragraph-properties fo:break-before="page"/>
      <style:text-properties fo:font-size="16pt" style:text-underline-style="solid" style:text-underline-width="auto" style:text-underline-color="font-color" fo:font-weight="bold" officeooo:rsid="00124ce0" officeooo:paragraph-rsid="00124ce0" style:font-weight-asian="bold" style:font-weight-complex="bold"/>
    </style:style>
    <style:style style:name="P32" style:family="paragraph" style:parent-style-name="Standard" style:list-style-name="L3">
      <style:paragraph-properties fo:break-before="page"/>
      <style:text-properties fo:font-size="14pt" fo:font-weight="bold" officeooo:rsid="001a3a65" officeooo:paragraph-rsid="001a3a65" style:font-weight-asian="bold" style:font-weight-complex="bold"/>
    </style:style>
    <style:style style:name="T1" style:family="text">
      <style:text-properties style:text-position="super 58%"/>
    </style:style>
    <style:style style:name="T2" style:family="text">
      <style:text-properties style:text-position="0% 100%"/>
    </style:style>
    <style:style style:name="T3" style:family="text">
      <style:text-properties officeooo:rsid="00112509"/>
    </style:style>
    <style:style style:name="T4" style:family="text">
      <style:text-properties officeooo:rsid="0015175a"/>
    </style:style>
    <style:style style:name="T5" style:family="text">
      <style:text-properties fo:font-style="italic" style:font-style-asian="italic" style:font-style-complex="italic"/>
    </style:style>
    <style:style style:name="T6" style:family="text">
      <style:text-properties officeooo:rsid="001c15f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I">
        <style:list-level-properties text:list-level-position-and-space-mode="label-alignment" fo:text-align="center">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fo:text-align="center">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fo:text-align="center">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fo:text-align="center">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fo:text-align="center">
          <style:list-level-label-alignment text:label-followed-by="listtab" text:list-tab-stop-position="3.81cm" fo:text-indent="-0.635cm" fo:margin-left="3.81cm"/>
        </style:list-level-properties>
        <style:text-properties style:font-name="StarSymbol"/>
      </text:list-level-style-bullet>
      <text:list-level-style-number text:level="6" style:num-suffix="." style:num-format="I">
        <style:list-level-properties text:list-level-position-and-space-mode="label-alignment" fo:text-align="center">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fo:text-align="center">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fo:text-align="center">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fo:text-align="center">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fo:text-align="center">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es chemins de la puissance :</text:p>
      <text:p text:style-name="P2">La Chine et le monde depuis 1949</text:p>
      <text:p text:style-name="P1"/>
      <text:p text:style-name="P1">« Laissez donc la Chine dormir, car lorsque la Chine s’éveillera le monde entier tremblera »</text:p>
      <text:p text:style-name="P1">Alain Peyrefitte 1973 </text:p>
      <text:p text:style-name="P1"/>
      <text:p text:style-name="P1">S’imposer : </text:p>
      <text:list xml:id="list5366491274010851238" text:style-name="L1">
        <text:list-item>
          <text:p text:style-name="P5">Pouvoir de faire </text:p>
        </text:list-item>
        <text:list-item>
          <text:p text:style-name="P5">Pouvoir de ne pas faire </text:p>
        </text:list-item>
        <text:list-item>
          <text:p text:style-name="P5">Pouvoir de faire faire </text:p>
        </text:list-item>
      </text:list>
      <text:p text:style-name="P1"/>
      <text:p text:style-name="P1">1949 : La Chine devient communiste et met fin à //</text:p>
      <text:p text:style-name="P1"/>
      <text:p text:style-name="P1">Avant :</text:p>
      <text:list xml:id="list8822631455746215068" text:style-name="L2">
        <text:list-item>
          <text:p text:style-name="P6">Chine = Empire</text:p>
        </text:list-item>
        <text:list-item>
          <text:p text:style-name="P6">idées de Confucius = contrôle de soi et respect de //</text:p>
        </text:list-item>
        <text:list-item>
          <text:p text:style-name="P6">18<text:span text:style-name="T1">e</text:span><text:span text:style-name="T2"> s</text:span> : La Chine domine </text:p>
        </text:list-item>
        <text:list-item>
          <text:p text:style-name="P6">19<text:span text:style-name="T1">e</text:span> s : Les occidentaux s’industrialisent et dominent la puissance chinoise</text:p>
        </text:list-item>
        <text:list-item>
          <text:p text:style-name="P6">La 1<text:span text:style-name="T1">re</text:span> GM permet à la Chine de se réimposer</text:p>
        </text:list-item>
        <text:list-item>
          <text:p text:style-name="P6">Années 20 : 2 parties partagent le pouvoir</text:p>
          <text:list>
            <text:list-item>
              <text:p text:style-name="P6">Chang Kai-Shek, Guomindang (nationaliste) </text:p>
              <text:list>
                <text:list-item>
                  <text:p text:style-name="P6">dictature d’inspiration fasciste et anti-communiste</text:p>
                </text:list-item>
              </text:list>
            </text:list-item>
            <text:list-item>
              <text:p text:style-name="P6">Mao Zedong, communiste </text:p>
            </text:list-item>
            <text:list-item>
              <text:p text:style-name="P6">→ Guerre civile entre nationalistes et communistes </text:p>
            </text:list-item>
          </text:list>
        </text:list-item>
        <text:list-item>
          <text:p text:style-name="P6">1927 : Mao Zedong fuit</text:p>
          <text:list>
            <text:list-item>
              <text:p text:style-name="P6">135 000 homme au départ </text:p>
            </text:list-item>
            <text:list-item>
              <text:p text:style-name="P6">30 000 en un an</text:p>
            </text:list-item>
          </text:list>
        </text:list-item>
        <text:list-item>
          <text:p text:style-name="P6">Les japonais en profitent pour envahir la Mandchourie en 1931, puis la Chine en 1937</text:p>
          <text:list>
            <text:list-item>
              <text:p text:style-name="P6">Massacres de Nankin</text:p>
            </text:list-item>
          </text:list>
        </text:list-item>
        <text:list-item>
          <text:p text:style-name="P6">2<text:span text:style-name="T1">e</text:span> GM, les japonais sont occupés et laissent la Chine tranquille</text:p>
        </text:list-item>
        <text:list-item>
          <text:p text:style-name="P6">Après la 2<text:span text:style-name="T1">e</text:span> GM, la guerre civile reprend </text:p>
        </text:list-item>
        <text:list-item>
          <text:p text:style-name="P6">La Chine est reconnue à l’ONU en juin 1945 </text:p>
        </text:list-item>
        <text:list-item>
          <text:p text:style-name="P6">Mao gagne la guerre civile</text:p>
          <text:p text:style-name="P6">Chang se réfugie en Taïwan</text:p>
        </text:list-item>
        <text:list-item>
          <text:p text:style-name="P6">Mao déclare la République Populaire de Chine, RPC</text:p>
        </text:list-item>
        <text:list-item>
          <text:p text:style-name="P6">La seule Chine reconnue est celle de Taïwan, pas celle de Mao Zedong </text:p>
        </text:list-item>
      </text:list>
      <text:p text:style-name="P1"/>
      <text:p text:style-name="P1">Comment, de 49 à auj, la puissance chinoise s’est-elle affirmée ?</text:p>
      <text:p text:style-name="P1"/>
      <text:p text:style-name="P1"/>
      <text:list xml:id="list3206477753076018708" text:style-name="L3">
        <text:list-item>
          <text:p text:style-name="P29">Une Chine sous influence soviétique à la recherche d’une voie vers la puissance (49-76)</text:p>
          <text:list>
            <text:list-item>
              <text:p text:style-name="P7">D’une Chine sous influence soviétique …</text:p>
              <text:list>
                <text:list-item>
                  <text:p text:style-name="P11">La Chine étant désapprouvé par quasi tt le monde, elle se sent isolée </text:p>
                </text:list-item>
                <text:list-item>
                  <text:p text:style-name="P11">« L’URSS d’aujourd’hui, c’est la Chine de demain » – Mao Zedong </text:p>
                  <text:list>
                    <text:list-item>
                      <text:p text:style-name="P11">Il prend comme modèle l’URSS de Staline </text:p>
                    </text:list-item>
                    <text:list-item>
                      <text:p text:style-name="P11">Traité d’amitié entre Staline et Mao en 1950 </text:p>
                      <text:p text:style-name="P11">Aide financière et technique </text:p>
                    </text:list-item>
                  </text:list>
                </text:list-item>
                <text:list-item>
                  <text:p text:style-name="P11">Reconstruire la Chine par le communisme soviétique </text:p>
                  <text:list>
                    <text:list-item>
                      <text:p text:style-name="P11">Plan quinquennal </text:p>
                    </text:list-item>
                    <text:list-item>
                      <text:p text:style-name="P11">Le drapeau : Les couleurs, l’étoile </text:p>
                    </text:list-item>
                    <text:list-item>
                      <text:p text:style-name="P11">Les affiches de propagande, les timbres </text:p>
                    </text:list-item>
                    <text:list-item>
                      <text:p text:style-name="P11">Le culte de la personnalité </text:p>
                    </text:list-item>
                    <text:list-item>
                      <text:p text:style-name="P11">Le Iaogaï (= le Goulag) </text:p>
                    </text:list-item>
                  </text:list>
                </text:list-item>
              </text:list>
              <text:p text:style-name="P11"/>
            </text:list-item>
            <text:list-item>
              <text:p text:style-name="P7">… À la rupture</text:p>
              <text:list>
                <text:list-item>
                  <text:p text:style-name="P11">Nikita Khrouchtchev </text:p>
                  <text:list>
                    <text:list-item>
                      <text:p text:style-name="P11">Coexistence pacifique : Volonté de relations pacifiée entre l’URSS et les USA </text:p>
                    </text:list-item>
                    <text:list-item>
                      <text:p text:style-name="P11">Mao n’aime pas ça </text:p>
                    </text:list-item>
                    <text:list-item>
                      <text:p text:style-name="P11">Il décide mettre en place sa propre politique </text:p>
                    </text:list-item>
                  </text:list>
                </text:list-item>
                <text:list-item>
                  <text:p text:style-name="P12">« Le Grand Bond en avant » (1958-1961) </text:p>
                  <text:list>
                    <text:list-item>
                      <text:list>
                        <text:list-header>
                          <text:p text:style-name="P12">Agriculture, hauts fourneaux </text:p>
                        </text:list-header>
                      </text:list>
                    </text:list-item>
                    <text:list-item>
                      <text:p text:style-name="P13">Il organise les communes populaires </text:p>
                      <text:list>
                        <text:list-header>
                          <text:p text:style-name="P13">Plus de vie privée, tous sont répartis, chacun a sa tache, tous en commun</text:p>
                        </text:list-header>
                      </text:list>
                    </text:list-item>
                    <text:list-item>
                      <text:p text:style-name="P13">Au début ça marchait, mais il y a eu des périodes néfastes pour les récoltes</text:p>
                      <text:p text:style-name="P13">→ Les trois années noires (1958-1961)</text:p>
                    </text:list-item>
                    <text:list-item>
                      <text:p text:style-name="P13">Mao est alors complètement discrédité</text:p>
                    </text:list-item>
                  </text:list>
                </text:list-item>
                <text:list-item>
                  <text:p text:style-name="P13">Il décide de revenir en mettant en place la révolution culturelle (1966-1971) </text:p>
                  <text:list>
                    <text:list-item>
                      <text:p text:style-name="P13">Mao écrit un livre dans lequel il écrit ses idées : Le petit livre rouge (dès 1964) </text:p>
                    </text:list-item>
                    <text:list-item>
                      <text:p text:style-name="P13">Mobilisation des jeunes pour luter contre les opposants </text:p>
                    </text:list-item>
                    <text:list-item>
                      <text:p text:style-name="P13">Cependant, ils vont alors réaliser une véritable purge </text:p>
                    </text:list-item>
                    <text:list-item>
                      <text:p text:style-name="P13">Ça à échappé à Mao, mais il reprend le pouvoir </text:p>
                    </text:list-item>
                  </text:list>
                </text:list-item>
              </text:list>
            </text:list-item>
          </text:list>
        </text:list-item>
      </text:list>
      <text:p text:style-name="P3"/>
      <text:p text:style-name="P4"/>
      <text:list xml:id="list135128563296943" text:continue-numbering="true" text:style-name="L3">
        <text:list-item>
          <text:p text:style-name="P30">L’Affirmation sur la scène internationale (des années 50 aux années 70)</text:p>
          <text:list>
            <text:list-item>
              <text:p text:style-name="P8">La Chine, une puissance asiatique</text:p>
              <text:list>
                <text:list-item>
                  <text:p text:style-name="P14">Invasion du Tibet en 1950 </text:p>
                  <text:p text:style-name="P14">Tibet annexé en 1951 </text:p>
                </text:list-item>
                <text:list-item>
                  <text:p text:style-name="P14">Invasion au Cambodge </text:p>
                  <text:list>
                    <text:list-item>
                      <text:p text:style-name="P14">Les Khmers rouges : génocide au Cambodge </text:p>
                    </text:list-item>
                  </text:list>
                </text:list-item>
                <text:list-item>
                  <text:p text:style-name="P14">Soutient aux communistes asiatiques : </text:p>
                  <text:list>
                    <text:list-item>
                      <text:p text:style-name="P14">Corée du Nord, Vietnam, Indochine </text:p>
                    </text:list-item>
                  </text:list>
                </text:list-item>
              </text:list>
              <text:p text:style-name="P14"/>
            </text:list-item>
            <text:list-item>
              <text:p text:style-name="P8">La Chine leader du Tiers-Monde</text:p>
              <text:list>
                <text:list-item>
                  <text:p text:style-name="P14">Tiers-Monde : Les pays qui ne veulent pas venir dans la Guerre Froide </text:p>
                  <text:list>
                    <text:list-item>
                      <text:p text:style-name="P14">Il y avait les Communistes (URSS), l’Occident (USA) </text:p>
                    </text:list-item>
                    <text:list-item>
                      <text:p text:style-name="P14">Le Tiers-Monde, c’est ceux qui sortent de la décolonisation et qui refusent <text:span text:style-name="T3">la domination</text:span> de l’Amérique, <text:span text:style-name="T3">ni</text:span> de l’URSS </text:p>
                    </text:list-item>
                    <text:list-item>
                      <text:p text:style-name="P14">Né en 1955 </text:p>
                    </text:list-item>
                  </text:list>
                </text:list-item>
                <text:list-item>
                  <text:p text:style-name="P15">La Chine, en rupture avec l’URSS, propose à ces pays de les soutenir </text:p>
                  <text:list>
                    <text:list-item>
                      <text:p text:style-name="P16">Conférence de Bandung, 1955 </text:p>
                    </text:list-item>
                    <text:list-item>
                      <text:p text:style-name="P16">Elle propose d’imposer son mode de développement </text:p>
                    </text:list-item>
                    <text:list-item>
                      <text:p text:style-name="P16">La Somalie et la Guinée accepte dans les années 1960 </text:p>
                      <text:list>
                        <text:list-header>
                          <text:p text:style-name="P16">→ Aide financière </text:p>
                        </text:list-header>
                      </text:list>
                    </text:list-item>
                    <text:list-item>
                      <text:p text:style-name="P16">La Tanzanie tente de s’inspirer du mode de culture de la Chine </text:p>
                    </text:list-item>
                  </text:list>
                </text:list-item>
              </text:list>
              <text:p text:style-name="P16"/>
            </text:list-item>
            <text:list-item>
              <text:p text:style-name="P9">Les relations avec l’occident</text:p>
              <text:list>
                <text:list-item>
                  <text:p text:style-name="P16">En occident, on a peur de l’avancé du communisme, et on craint Moscou. </text:p>
                  <text:p text:style-name="P16">Or, la Chine s’est détachée de Moscou. </text:p>
                  <text:p text:style-name="P16">L’occident va donc tenter de se rapprocher de la Chine. </text:p>
                  <text:list>
                    <text:list-item>
                      <text:p text:style-name="P16">1964, De Gaulle reconnaît la Chine de Mao </text:p>
                    </text:list-item>
                    <text:list-item>
                      <text:p text:style-name="P16">Octobre 1971, l’ONU reconnaît la RPC comme étant seul représentant de la Chine, laissant la Chine de Taïwan </text:p>
                    </text:list-item>
                    <text:list-item>
                      <text:p text:style-name="P16">La RPC prend place au siège du Conseil, et réussit à avoir l’arme nucléaire </text:p>
                    </text:list-item>
                    <text:list-item>
                      <text:p text:style-name="P16">1962, Déplacement de Nixon en Chine afin de reconnaître Mao //</text:p>
                    </text:list-item>
                  </text:list>
                </text:list-item>
                <text:list-item>
                  <text:p text:style-name="P16">Mao meurt en 1976 </text:p>
                </text:list-item>
                <text:list-item>
                  <text:p text:style-name="P16">Bilan de la Chine : </text:p>
                  <text:list>
                    <text:list-item>
                      <text:p text:style-name="P16">Une certaine puissance politique avec un rôle international </text:p>
                    </text:list-item>
                    <text:list-item>
                      <text:p text:style-name="P16">Des problèmes au niveau économique </text:p>
                    </text:list-item>
                  </text:list>
                </text:list-item>
              </text:list>
            </text:list-item>
          </text:list>
          <text:p text:style-name="P16"/>
        </text:list-item>
      </text:list>
      <text:p text:style-name="P3"/>
      <text:list xml:id="list135128841930258" text:continue-numbering="true" text:style-name="L3">
        <text:list-item>
          <text:p text:style-name="P31">Depuis 1976, une affirmation progressive de la puissance chinoise</text:p>
          <text:list>
            <text:list-item>
              <text:p text:style-name="P9">Une ouverture économique progressive et contrôlée : Le chemin de la puissance économique</text:p>
              <text:list>
                <text:list-item>
                  <text:p text:style-name="P17">Succède à Mao : Deng Xiaoping </text:p>
                </text:list-item>
                <text:list-item>
                  <text:p text:style-name="P18">1978 : Il lance les Quatre Modernisations, pour faire face au défi du nombre (population ×2 en 30 ans) mais aussi pour faire entrer la RPC dans la mondialisation. </text:p>
                  <text:p text:style-name="P18">Il laisse entrer le libéralisme en économie </text:p>
                  <text:list>
                    <text:list-item>
                      <text:p text:style-name="P17">Agriculture : Il démantèle les communes populaire, loue les terres aux paysans, et libère les prix </text:p>
                    </text:list-item>
                    <text:list-item>
                      <text:p text:style-name="P17">Industrie : Fin de la planification, privatisation de certaines entreprises </text:p>
                      <text:list>
                        <text:list-header>
                          <text:p text:style-name="P17">Il essaye d’attirer des capitaux en créant des Zones Économiques Spéciales (ZES) </text:p>
                          <text:list>
                            <text:list-header>
                              <text:p text:style-name="P17">→ Zones où les étrangers peuvent s’y installer sans payer de taxes </text:p>
                              <text:p text:style-name="P17">1980 : 4 ZES (ex : Shantou, Zuhai) </text:p>
                              <text:p text:style-name="P17">1984 : Toutes les villes littorales est ouverte </text:p>
                              <text:p text:style-name="P17">1992 : Toute la Chine est ouverte aux investisseurs étrangers </text:p>
                            </text:list-header>
                          </text:list>
                          <text:p text:style-name="P17">1980 : La Chine intègre le FMI et la Banque Mondiale </text:p>
                          <text:list text:continue-numbering="true">
                            <text:list-header>
                              <text:p text:style-name="P17">→<text:span text:style-name="T4"> Elle s’associe au capitalisme </text:span></text:p>
                            </text:list-header>
                          </text:list>
                        </text:list-header>
                      </text:list>
                    </text:list-item>
                    <text:list-item>
                      <text:p text:style-name="P19">Défense : Moderniser l’armée </text:p>
                    </text:list-item>
                    <text:list-item>
                      <text:p text:style-name="P19">Technologie : Les ZES favorisent les transferts de technologie occidentale </text:p>
                    </text:list-item>
                  </text:list>
                </text:list-item>
                <text:list-item>
                  <text:p text:style-name="P19">D’autres réformes :</text:p>
                  <text:list>
                    <text:list-item>
                      <text:p text:style-name="P19">1979 : La politique de l’enfant unique </text:p>
                      <text:list>
                        <text:list-header>
                          <text:p text:style-name="P19">510€ d’amende si une famille fait un 2<text:span text:style-name="T1">e</text:span> enfant, sauf si c’est un jumeau </text:p>
                          <text:p text:style-name="P19">C’est l’équivalent d’un salaire </text:p>
                        </text:list-header>
                      </text:list>
                    </text:list-item>
                  </text:list>
                </text:list-item>
                <text:list-item>
                  <text:p text:style-name="P20">Deng Xiaoping se défent, il dit qu’il ne fait pas du capitalisme mais du « socialisme de marché » </text:p>
                  <text:list>
                    <text:list-item>
                      <text:p text:style-name="P20">Libéralisme économique + absence de libéralisme politique </text:p>
                    </text:list-item>
                    <text:list-item>
                      <text:p text:style-name="P20">Pour cela, il attire les investissements étrangers grâce à sa main-d’œuvre à bas coût</text:p>
                      <text:list>
                        <text:list-item>
                          <text:p text:style-name="P20">La Chine littorale devient l’usine du monde </text:p>
                        </text:list-item>
                      </text:list>
                    </text:list-item>
                  </text:list>
                </text:list-item>
                <text:list-item>
                  <text:p text:style-name="P20">Croissance économique : 10 % </text:p>
                  <text:list>
                    <text:list-header>
                      <text:p text:style-name="P20">(France : moins d’1%) </text:p>
                    </text:list-header>
                  </text:list>
                </text:list-item>
                <text:list-item>
                  <text:p text:style-name="P20">La Chine investie en Afrique, en Asie, en Amérique du Nord, et en Europe </text:p>
                  <text:list>
                    <text:list-item>
                      <text:p text:style-name="P20">Elle investie encore plus qu’elle ne reçoit d’investissement </text:p>
                      <text:list>
                        <text:list-item>
                          <text:p text:style-name="P20">Elle aide les États-Unis à faire face à sa dette de la crise des subprimes </text:p>
                        </text:list-item>
                      </text:list>
                    </text:list-item>
                    <text:list-item>
                      <text:p text:style-name="P20">2<text:span text:style-name="T1">e</text:span> puissance économique mondiale en 2010 </text:p>
                    </text:list-item>
                    <text:list-item>
                      <text:p text:style-name="P20">1<text:span text:style-name="T1">re</text:span> puissance économique mondiale en 2014 </text:p>
                    </text:list-item>
                  </text:list>
                </text:list-item>
                <text:list-item>
                  <text:p text:style-name="P21">Aujourd’hui, la Chine a la volonté d’offrir des produits de meilleure qualité </text:p>
                  <text:list>
                    <text:list-item>
                      <text:p text:style-name="P21">On est passé du <text:span text:style-name="T5">Made in China</text:span> au <text:span text:style-name="T5">Made by China</text:span> </text:p>
                    </text:list-item>
                  </text:list>
                </text:list-item>
              </text:list>
              <text:p text:style-name="P21"/>
            </text:list-item>
          </text:list>
        </text:list-item>
      </text:list>
      <text:p text:style-name="P24"/>
      <text:list xml:id="list135129454098525" text:continue-numbering="true" text:style-name="L3">
        <text:list-item>
          <text:list>
            <text:list-item>
              <text:p text:style-name="P32">L’affirmation culturelle et politique de la Chine</text:p>
              <text:list>
                <text:list-item>
                  <text:p text:style-name="P22">Alliances</text:p>
                  <text:list>
                    <text:list-item>
                      <text:p text:style-name="P22">La Chine s’affirme sur le plan diplomatique et renoue des relations avec ses voisins en Asie comme l’Inde, mais aussi avec la Russie qui lui vend des armes et avec laquelle elle va faire l’alliance de Shanga<text:span text:style-name="T6">i</text:span> (1996), qui va devenir la coopération de Shanga<text:span text:style-name="T6">i</text:span> en 2001</text:p>
                      <text:list>
                        <text:list-item>
                          <text:p text:style-name="P22">Alliance politique entre la Russie et la Chine </text:p>
                        </text:list-item>
                      </text:list>
                    </text:list-item>
                    <text:list-item>
                      <text:p text:style-name="P22">Alliances avec le Moyen-Orient, avec l’Amérique Latine, avec l’Afrique </text:p>
                    </text:list-item>
                    <text:list-item>
                      <text:p text:style-name="P22">La Chine prête de l’argent avec ces pays</text:p>
                    </text:list-item>
                  </text:list>
                </text:list-item>
                <text:list-item>
                  <text:p text:style-name="P23">Elle en profite pour s’implanter </text:p>
                  <text:list>
                    <text:list-item>
                      <text:p text:style-name="P23">et exploiter les mines, le pétrole, //</text:p>
                    </text:list-item>
                  </text:list>
                  <text:p text:style-name="P22">//</text:p>
                  <text:p text:style-name="P22">Au niveau mondial </text:p>
                  <text:list text:continue-numbering="true">
                    <text:list-item>
                      <text:p text:style-name="P22">2013 : Arrivé au pouvoir de Xi Jinping </text:p>
                      <text:list>
                        <text:list-item>
                          <text:p text:style-name="P22">Bilan : L’importance du poids démographique ////</text:p>
                        </text:list-item>
                      </text:list>
                    </text:list-item>
                    <text:list-item>
                      <text:p text:style-name="P22">Ils ont augmenté le budget militaire, notamment la marine de guerre </text:p>
                    </text:list-item>
                  </text:list>
                  <text:p text:style-name="P22">Au niveau régional </text:p>
                  <text:list text:continue-numbering="true">
                    <text:list-item>
                      <text:p text:style-name="P25">Alliance de Shangai </text:p>
                    </text:list-item>
                    <text:list-item>
                      <text:p text:style-name="P25">ASEAN </text:p>
                    </text:list-item>
                  </text:list>
                </text:list-item>
                <text:list-item>
                  <text:p text:style-name="P25">Implantation dans le monde</text:p>
                  <text:list>
                    <text:list-item>
                      <text:p text:style-name="P25">+ de 35M de chinois vivent en dehors de leur territoire </text:p>
                    </text:list-item>
                    <text:list-item>
                      <text:p text:style-name="P25">Organisation des jeux olympique de Pékin, Beijing 2008 </text:p>
                    </text:list-item>
                  </text:list>
                </text:list-item>
                <text:list-item>
                  <text:p text:style-name="P25">La Chine commence à se développer dans le Soft-Power </text:p>
                </text:list-item>
              </text:list>
              <text:p text:style-name="P25"/>
            </text:list-item>
            <text:list-item>
              <text:p text:style-name="P10">Une puissance néanmoins incomplète</text:p>
              <text:list>
                <text:list-item>
                  <text:p text:style-name="P25">Un régime totalitaire </text:p>
                  <text:list>
                    <text:list-header>
                      <text:p text:style-name="P25">→ Parti unique, répression, censure </text:p>
                    </text:list-header>
                    <text:list-item>
                      <text:p text:style-name="P26">4 juin 1989 : La Chine envois des chars et des hommes armés tuer et emprisonner des étudiants manifestant pacifiquement pour la démocratie </text:p>
                      <text:list>
                        <text:list-header>
                          <text:p text:style-name="P26">Entre 400 à 3000 morts (on ne sait pas) </text:p>
                        </text:list-header>
                      </text:list>
                    </text:list-item>
                  </text:list>
                </text:list-item>
                <text:list-item>
                  <text:p text:style-name="P26">Bien que la Chine a le plus grand nombre de militaires dans le monde, elle ne rivalise pas avec l’arsenal américain </text:p>
                  <text:list>
                    <text:list-item>
                      <text:p text:style-name="P26">Chine = deuxième puissance mondiale </text:p>
                      <text:list>
                        <text:list-header>
                          <text:p text:style-name="P26">mais les dépenses militaires sont moins importantes </text:p>
                        </text:list-header>
                      </text:list>
                    </text:list-item>
                  </text:list>
                </text:list-item>
                <text:list-item>
                  <text:p text:style-name="P26">La Chine est un des pays les plus inégalitaires du monde </text:p>
                </text:list-item>
                <text:list-item>
                  <text:p text:style-name="P26">Un des états les plus pollueurs du monde </text:p>
                  <text:list>
                    <text:list-item>
                      <text:p text:style-name="P26">+ de demandes, donc + d’exploitations </text:p>
                    </text:list-item>
                    <text:list-item>
                      <text:p text:style-name="P26">Comme Trump refuse d’appliquer les règles contre la pollution, la Chine s’engage à compenser </text:p>
                    </text:list-item>
                  </text:list>
                </text:list-item>
                <text:list-item>
                  <text:p text:style-name="P27">La répression </text:p>
                  <text:list>
                    <text:list-item>
                      <text:p text:style-name="P27">Même des prix Nobel sont enfermés, pour s’être trop exprimé pour la libération du Tibet </text:p>
                    </text:list-item>
                  </text:list>
                </text:list-item>
              </text:list>
            </text:list-item>
          </text:list>
        </text:list-item>
      </text:list>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0T13:08:59.580000000</meta:creation-date>
    <dc:date>2019-05-17T13:51:27.739000000</dc:date>
    <meta:editing-duration>PT13M41S</meta:editing-duration>
    <meta:editing-cycles>5</meta:editing-cycles>
    <meta:generator>LibreOffice/5.1.6.2$Windows_x86 LibreOffice_project/07ac168c60a517dba0f0d7bc7540f5afa45f0909</meta:generator>
    <meta:document-statistic meta:table-count="0" meta:image-count="0" meta:object-count="0" meta:page-count="5" meta:paragraph-count="161" meta:word-count="1482" meta:character-count="8020" meta:non-whitespace-character-count="6730"/>
  </office:meta>
</office:document-meta>
</file>